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064cm" svg:height="13.605cm" svg:x="2.8cm" svg:y="3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23T17:12:06.513000000</dc:date>
    <meta:editing-duration>PT3M41S</meta:editing-duration>
    <meta:editing-cycles>8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'Liberation Mono'" style:font-style-name="Bold" style:font-family-generic="modern" style:font-pitch="fixe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 style:rotation-angle="45"/>
      <style:text-properties fo:color="#000000" fo:font-family="'Liberation Mono'" style:font-style-name="Regular" style:font-family-generic="modern" style:font-pitch="fixed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 style:rotation-angle="345"/>
      <style:text-properties fo:color="#000000" fo:font-family="'Liberation Mono'" style:font-style-name="Regular" style:font-family-generic="modern" style:font-pitch="fixed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3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3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3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3.065cm" svg:height="13.606cm" xlink:href="." xlink:type="simple" chart:class="chart:bar" chart:style-name="ch1">
        <chart:title svg:x="9.703cm" svg:y="0.476cm" chart:style-name="ch2">
          <text:p>Annaul Revenue</text:p>
        </chart:title>
        <chart:plot-area chart:style-name="ch3" chart:data-source-has-labels="both" svg:x="0.799cm" svg:y="1.203cm" svg:width="19.411cm" svg:height="10.649cm">
          <chartooo:coordinate-region svg:x="3.798cm" svg:y="2.083cm" svg:width="16.412cm" svg:height="7.778cm"/>
          <chart:axis chart:dimension="x" chart:name="primary-x" chart:style-name="ch4" chartooo:axis-type="auto">
            <chartooo:date-scale/>
            <chart:title svg:x="9.799cm" svg:y="12.124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0cm" svg:y="7.603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